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d84c" officeooo:paragraph-rsid="0015d84c"/>
    </style:style>
    <style:style style:name="P2" style:family="paragraph" style:parent-style-name="Standard">
      <style:text-properties officeooo:rsid="0015d84c" officeooo:paragraph-rsid="0019fb81"/>
    </style:style>
    <style:style style:name="P3" style:family="paragraph" style:parent-style-name="Standard">
      <style:text-properties officeooo:rsid="0015d84c" officeooo:paragraph-rsid="001adabf"/>
    </style:style>
    <style:style style:name="P4" style:family="paragraph" style:parent-style-name="Standard">
      <style:text-properties fo:language="el" fo:country="GR" officeooo:rsid="0015d84c" officeooo:paragraph-rsid="0015d84c"/>
    </style:style>
    <style:style style:name="P5" style:family="paragraph" style:parent-style-name="Standard">
      <style:text-properties fo:language="el" fo:country="GR" officeooo:rsid="001785f6" officeooo:paragraph-rsid="001785f6"/>
    </style:style>
    <style:style style:name="P6" style:family="paragraph" style:parent-style-name="Standard">
      <style:text-properties fo:language="el" fo:country="GR" fo:font-weight="bold" officeooo:rsid="001785f6" officeooo:paragraph-rsid="001785f6" style:font-weight-asian="bold" style:font-weight-complex="bold"/>
    </style:style>
    <style:style style:name="P7" style:family="paragraph" style:parent-style-name="Standard">
      <style:text-properties fo:font-weight="bold" officeooo:rsid="00179364" officeooo:paragraph-rsid="00179364" style:font-weight-asian="bold" style:font-weight-complex="bold"/>
    </style:style>
    <style:style style:name="P8" style:family="paragraph" style:parent-style-name="Standard">
      <style:text-properties fo:font-weight="bold" officeooo:rsid="00188f05" officeooo:paragraph-rsid="00188f05" style:font-weight-asian="bold" style:font-weight-complex="bold"/>
    </style:style>
    <style:style style:name="P9" style:family="paragraph" style:parent-style-name="Standard">
      <style:text-properties officeooo:rsid="0015d84c" officeooo:paragraph-rsid="0015d84c"/>
    </style:style>
    <style:style style:name="P10" style:family="paragraph" style:parent-style-name="Standard">
      <style:text-properties officeooo:rsid="0015d84c" officeooo:paragraph-rsid="00179364"/>
    </style:style>
    <style:style style:name="P11" style:family="paragraph" style:parent-style-name="Standard">
      <style:text-properties officeooo:rsid="001cc085" officeooo:paragraph-rsid="001cc085"/>
    </style:style>
    <style:style style:name="P12" style:family="paragraph" style:parent-style-name="Standard">
      <style:text-properties fo:font-weight="bold" officeooo:rsid="0015d84c" officeooo:paragraph-rsid="0015d84c" style:font-weight-asian="bold" style:font-weight-complex="bold"/>
    </style:style>
    <style:style style:name="T1" style:family="text">
      <style:text-properties fo:language="en" fo:country="US"/>
    </style:style>
    <style:style style:name="T2" style:family="text">
      <style:text-properties fo:language="en" fo:country="US" officeooo:rsid="0016248c"/>
    </style:style>
    <style:style style:name="T3" style:family="text">
      <style:text-properties fo:language="en" fo:country="US" officeooo:rsid="00176d8e"/>
    </style:style>
    <style:style style:name="T4" style:family="text">
      <style:text-properties officeooo:rsid="0016248c"/>
    </style:style>
    <style:style style:name="T5" style:family="text">
      <style:text-properties officeooo:rsid="00176d8e"/>
    </style:style>
    <style:style style:name="T6" style:family="text">
      <style:text-properties officeooo:rsid="00179364"/>
    </style:style>
    <style:style style:name="T7" style:family="text">
      <style:text-properties officeooo:rsid="001adabf"/>
    </style:style>
    <style:style style:name="T8" style:family="text">
      <style:text-properties fo:font-weight="bold" style:font-weight-asian="bold" style:font-weight-complex="bold"/>
    </style:style>
    <style:style style:name="T9" style:family="text">
      <style:text-properties fo:language="el" fo:country="GR"/>
    </style:style>
    <style:style style:name="T10" style:family="text">
      <style:text-properties officeooo:rsid="001e70ce"/>
    </style:style>
    <style:style style:name="T11" style:family="text">
      <style:text-properties officeooo:rsid="001ff107"/>
    </style:style>
    <style:style style:name="T12" style:family="text">
      <style:text-properties officeooo:rsid="0021a932"/>
    </style:style>
    <style:style style:name="T13" style:family="text">
      <style:text-properties officeooo:rsid="002449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Καλησπέρα σε όλους τους καργίολιδες και καργιόλες τριγύρω,</text:p>
      <text:p text:style-name="P1"/>
      <text:p text:style-name="P1">Slide 1 (εισαγωγή)</text:p>
      <text:p text:style-name="P1">Το αντικείμενο της παρούσας διπλωματικής ήταν ο εντοπισμός μη τενικών απωλειών με τη αλγορίθμους και συστήματα μηχανικής μάθησης.</text:p>
      <text:p text:style-name="P1"/>
      <text:p text:style-name="P1">Slide 2 (Δελτίο τύπου ΔΕΗ)</text:p>
      <text:p text:style-name="P1"/>
      <text:p text:style-name="P1">Το κίνητρο αυτής της διπλωματικής ήταν τα<text:span text:style-name="T8"> αυξανόμενα κρούσματα ρευματοκλοπών </text:span>που σύμφωνα με τη ΡΑΕ το 2016 έφτασαν το<text:span text:style-name="T8"> 3,2% επί της συνολικά εγχεόμενης ενέργειας</text:span> στο δίκτυο της ηπειρωτικής και νησιότικης χώρας.</text:p>
      <text:p text:style-name="P1">Σύμφωνα με τη ΡΑΕ τα έσοδα που διαφεύγουν κάθε χρόνο λόγω ρευματοκλοπών με βάση τις μοναδιαίες τιμές του 2016 ανέρχονται στα 210 εκατ. ευρώ για τη ΔΕΗ και τις θυγατρικές της.</text:p>
      <text:p text:style-name="P1">Γενικότερα υπάρχουν διάφοροι τρόποι που μπορεί κάποιος να εξαπατήσει τον πάροχο ενέργειας. Σε παρόχους με μειωμένη διαφάνεια συχνά γίνονται άτυπες συννενοήσεις υπαλλήλων με εργαζομένους για μείωση του λογαρισμού των πρώτων, ενώ σε αναπτυσσόμενες χώρες παρατηρείται έντονα το φαινόμενο της μη πλήρωσης των λογαριασμών με συνέπεια. Στην Ελλάδα τα πιο συχνά κρουσματα ρευματοκλοπών είναι η απευθείας σύνδεση φορτίων στις εκτεθειμένες γραμμές της ΔΕΗ και η επέμβαση στη μετρητική διάταξη για την επίτευξη χαμηλότερρων χρεώσεων. </text:p>
      <text:p text:style-name="P1">Η διπλωματική αυτή θα καλύψει το τελευταίο τύπο μη τεχνικών απωλειών.</text:p>
      <text:p text:style-name="P1"/>
      <text:p text:style-name="P1">Slide 3 (Διαδικασία data mining)</text:p>
      <text:p text:style-name="P11">Ο ρυθμιστή ενέργειας <text:span text:style-name="T9">της Ιρλανδίας παρείχε 5600 χρονοσειρές οικιακών και μικρομεσσαίων επιχειρήσεων με διάρκεια λίγο λιγότερη από 2 έτη.</text:span></text:p>
      <text:p text:style-name="P1">Η ευρεία εφαρμογή των έξυπνων μετρητών είναι μια πραγματικότητα που πλησιάζει ολοένα και κοντύτερα. Η συχνότητα λήψης μετρήσεων χάρις αυτούς παρέχει τη δυνατότητα εφαρμογής τεχνικών εξόρυξης, προσομοίωσης και ταξινόμησης δεδομένων.</text:p>
      <text:p text:style-name="P1"/>
      <text:p text:style-name="P6">Αναλύοντας ξεχωριστά κάθε βήμα</text:p>
      <text:p text:style-name="P5"/>
      <text:p text:style-name="P1">Slide 4 (Προεπεξεργασία)</text:p>
      <text:p text:style-name="P11">Εδώ φαίνεται το αρχείο κειμένου των έξυπνων μετρητών που είναι αρκετά δυσανάγνωστο.</text:p>
      <text:p text:style-name="P1">Κατά την προεπεξεργασία των δεδομένων γίνονται όλες οι απαραίτητες ενέργειες ώστε <text:span text:style-name="T8">τα αρχικά ακατέργαστα δεδομένα να δομηθούν </text:span>με τέτοιο τρόπο ώστε να γίνονται κατανοητά από αυτούς που τα χειρίζονται και να απομακρυνθούν οι περιττές και ασσαφείς πληροφορίες ή μετρήσεις.</text:p>
      <text:p text:style-name="P1">Το σετ δεδομένων για το μεγαλύτερο μέρος των δοκιμών απαρτίστηκε από 4.500 καταναλωτές με μετρήσεις ενός έτους με συχνότητα που επιλεγόταν αναλογα τη δοκιμή σε ημίωρα, ώρες, μέρες, μήνες κτλ.</text:p>
      <text:p text:style-name="P1"/>
      <text:p text:style-name="P7"/>
      <text:p text:style-name="P7"/>
      <text:p text:style-name="P1">Slide 5 (Προσομοίωση απάτης)</text:p>
      <text:p text:style-name="P1">Καθώς τα δεδομένα προέρχονταν από ειλικρινείς πελάτες, χρειάστηκε η προσομοίωση των ρευματοκλοπών. Προσομοιάστηκαν 3 διαφορετικοί τύποι απάτης <text:span text:style-name="T8">προσθέτοντας μεγαλύτερο τυχαίο παράγοντα σε κάθε περίπτωση</text:span>. Στην πρώτη περίπτωση η ένταση της κλοπής μένει σταθερή σε όλο το έτος στην δεύτερη μένει σταθερή ανά ημέρα, ενώ στην τρίτη ανά ώρα. Μια ακόμη διαφορά που παρατηρείται μεταξύ των διαφορετικών τύπων είναι ότι μόνο η πρώτου τύπου είναι συνεχόμενη μέσα στο χρόνο, ενώ οι άλλες δύο είναι διακοπτόμενες ανά τυχαίες μέρες και ώρες.</text:p>
      <text:p text:style-name="P1"/>
      <text:p text:style-name="P1"/>
      <text:p text:style-name="P1"><text:soft-page-break/>Slide 6 (Επιλογή απάτης)</text:p>
      <text:p text:style-name="P1"><text:span text:style-name="T10">Ο</text:span>ι διακοπτόμενες απάτες τύπου 2 και 3 ήταν εξαιρετικά δύσκολο να <text:span text:style-name="T8">διαχωριστούν από τις ήδη περίπλοκες χρονοσειρές κατανάλωσης.</text:span> Γι αυτό το λόγο οι δοκιμές επικεντρώθηκαν στην εύρεση απάτης τύπου 1. Ειδικότερα, η απάτη τύπου 1 παίρνει από <text:s/>μια <text:span text:style-name="T6">κανονική</text:span> κατανομή την ημέρα που </text:p>
      <text:p text:style-name="P1">ξεκινά ο καταναλωτής να επεμβαίνει στις μετρήσεις του και την ένταση της κλοπής από μια κατανομή Βήτα για να προσομοιωθεί πιο επιθετική απάτη. Οι καταναλωτές που επιλ<text:span text:style-name="T10">έ</text:span>γονται είναι της τάξης του 10% στις σύνθετες δοκιμές και αυτό επιτυγχάνεται με τυχαίο τρόπο.</text:p>
      <text:p text:style-name="P1"/>
      <text:p text:style-name="P1">Slide 7 (Machine learning)</text:p>
      <text:p text:style-name="P10">Για την επίτευξη της ταξινόμησης των καταναλωτών χρησιμοποιήθηκαν <text:span text:style-name="T8">τρεις διαφορετικές προσεγγίσεις.</text:span> Η πρώτη προσέγγιση με επιβλεπόμενους αλγορίθμους είναι <text:span text:style-name="T8">η πιο δημοφιλής, αλλά και η λιγότερο εφαρμόσιμη σε πραγματικά προβλήματα, </text:span>καθώς απαιτεί εκπαίδευση με ήδη γνωστά αποτελέσματα που <text:span text:style-name="T8">σπανίζουν στην πραγματική ζωή</text:span> σε τέτοια προβλήματα. </text:p>
      <text:p text:style-name="P10">Η προσέγγιση της μη επιβλεπόμενεης μάθησης είναι άμεσα εφαρμόσιμη σε καθημερινά προβλήματα, καθώς δεν απαιτεί καμιά γνώση των δεδομένων και για αυτό συνήθως χρησιμοποιούνται <text:span text:style-name="T8">σύνθετοι στατιστικοί κανόνες για την ταξινόμηση</text:span>. Η τελευταία προσέγγιση είναι η<text:span text:style-name="T8"> μέση λύση </text:span>ανάμεσα στην επιβλεπόμενη και μη επιβλεπόμενη μάθηση. <text:span text:style-name="T8">Η ημι-επιβλεπόμενη μάθηση δεν απαιτεί εκπαίδευση, αλλά απαιτεί γνώση λίγων αποτελεσμάτων για να βελτιστοποιήσει τον ταξινομητή της.</text:span></text:p>
      <text:p text:style-name="P1"/>
      <text:p text:style-name="P8">Για να μπορέσουμε να αξιολογήοσυμε τα συστήματα</text:p>
      <text:p text:style-name="P1"/>
      <text:p text:style-name="P1">Slide 8 (Μετρικές)</text:p>
      <text:p text:style-name="P4">Σε αυτό το σημείο έχει νόημα να παρουσιαστούν<text:span text:style-name="T8"> οι μετρικές που λήφθηκαν υπόψη</text:span>. Βάσει του <text:span text:style-name="T1">confusion matrix </text:span><text:span text:style-name="T4">έχουμε τέσσερις παράγοντες που παρέχουν το πλήθος σωστών προβλέψεων σε θετικό και αρνητικό αποτέλεσμα και το πλήθος λανθασμένων προβλέψεων στα αντίστοιχα αποτελεέσματα. Συνδιάζοντας αυτά τα πλήθη δημιουργούνται οι μετρικές που χρησιμοποιήθηκαν. Το </text:span><text:span text:style-name="T2">Detection Rate </text:span><text:span text:style-name="T4">δείχνει το ποσοστό επιτυχούς θετικής πρόβλεψης, το </text:span><text:span text:style-name="T2">FPR </text:span><text:span text:style-name="T4">το ποσοστό λάθους θετικής πρόβλεψης, το </text:span><text:span text:style-name="T2">Accuracy </text:span><text:span text:style-name="T4">την γενικότερη ευστοχία, το </text:span><text:span text:style-name="T2">F1 score </text:span><text:span text:style-name="T5">είναι ο αρμονικός μέσος του </text:span><text:span text:style-name="T3">precision </text:span><text:span text:style-name="T5">και </text:span><text:span text:style-name="T3">recall </text:span><text:span text:style-name="T5">(</text:span><text:span text:style-name="T3">DR</text:span><text:span text:style-name="T5">) και τέλος το </text:span><text:span text:style-name="T3">Bayesian Detection Rate </text:span><text:span text:style-name="T5">είναι η πιθανότητα να έχουμε απάτη δεδομένου ότι προβλέφθηκε.</text:span></text:p>
      <text:p text:style-name="P1"/>
      <text:p text:style-name="P1">Slide 9 (Επιβλεπόμενος αλγόριθμος)</text:p>
      <text:p text:style-name="P1">Για τη δοκιμή της επιβλεπόμενης μάθησης χρησιμοποιήθηκαν <text:span text:style-name="T8">2 βιβλιοθήκες </text:span>η LIBSVM που περιέχει τ<text:span text:style-name="T8">αξινομητές SVΜ</text:span> και η LIBLINEAR που περιέχει δ<text:span text:style-name="T8">ημοφιλείς γραμμικούς ταξινομητές για δεδομένα μεγάλης κλίμακας.</text:span> Την καλύτερη επίδοση την είχε το πακέτο LIBSVM ταξινομώντας χρονοσειρές 1 έτους με γραμμικό SVM. Παράλληλα, το ίδιο πατέκο δοκιμάστηκε και στους άλλους τύπους απάτης με αποτελέσματα που υποδεικνύουν πως <text:span text:style-name="T8">η ταξινόμηση με τόσο μεγάλο βαθμό τυχαιότητας είναι εξαιρετικά δύσκολη.</text:span></text:p>
      <text:p text:style-name="P1"/>
      <text:p text:style-name="P1">Slide 10 (Χαρακτηριστικά)</text:p>
      <text:p text:style-name="P2">Για να μπορέσει να αντιμετωπιστεί το πρόβλημα της ταξινόμησης από νέα συστήματα απαιτείται η εξαγωγή χαρακτηριστικών των χρονοσειρών. Διαχωρίζοντας τα χαρακτηριστικά σε γενικά και εξειδικευμένα τα πρώτα παρέχουν τυπικές πληροφορίες για τη χρονοσειρά, ενώ τα δεύτερα προσπαθούν να εντοπίσουν την απάτη. </text:p>
      <text:p text:style-name="P2">Τα εξειδικευμένα χαρακτηριστικά λειτουργούν <text:span text:style-name="T8">ποσοστιαία συγκρίνοντας δύο κομμάτια καταναλώσεων.</text:span> Στον κινούμενο μέσο όρο μηνιαίου μέσου όρου λαμβάνεται η μέγιστη ποσοστιαία διαφορά κατανάλωσης σκανάροντας όλη τη χρονοσειρά.</text:p>
      <text:p text:style-name="P1">Στη συμμετρική διαφορά καταναλώσεων εντοπίζεται η ημέρα ελάχιστης κατανάλωσης και συγκρίνονται τα δύο συμμετρικά κομμάτια με άξονα συμμετρίας αυτή τη μέρα.</text:p>
      <text:p text:style-name="P1"><text:soft-page-break/>Η τμηματική διαφορά κατανάλωσης με ομοίου επιτυγχάνεται συσταδοποιώντας τους καταναλωτές και δημιουργώντας για κάθε συστάδα ένα μέσο όρο κατανάλωσης. Για κάθε καταναλωτή συγκρίνεται η κατανάλωση του με την μέση κατανάλωση της συστάδας μετά το σημείο ελαχίστου.</text:p>
      <text:p text:style-name="P12"><text:s/>Αν η ποσοστιαία διαφορά είναι μεγάλη τότε κρατάμε την τιμή, αν όχι τοποθετείται μηδεν <text:span text:style-name="T11">απενοχοποιώντας τον καταναλωτή</text:span>.</text:p>
      <text:p text:style-name="P1">Δοκιμάζοντας τα χαρακτηριστικά με 50% καταναλωτών με μη τεχνικές απώλειες και μεγάλες εντάσεις έχουμε την παρούσα απόδοση του κάθε εξειδικευμένου χαρακτηριστικού.</text:p>
      <text:p text:style-name="P1"/>
      <text:p text:style-name="P1">Slide 11 (Συστατικά μη επιβλεπόμενου)</text:p>
      <text:p text:style-name="P1">Εδώ μπορεί να παρατηρηθεί η δομή του μη επιβλεπόμενου συστήματος. Τα δεδομένα επεξεργάζονται για να είναι σε πρακτική μορφή για τους αλγορίθμους στην προεπεξεργασία δεδομένων και στη συνέχεια γίνεται προσομοίωση μη τεχνικών απωλειών σε 10% του πληθυσμού.</text:p>
      <text:p text:style-name="P1">Τ<text:span text:style-name="T8">ο σύστημα έχει δύο βασικούς άξονες που συνεργάζονται για την αξιόπιστη εξαγωγή αποτελεσμάτων.</text:span> Στον ένα άξονα κανονικοποιούνται οι χρονοσειρές ανά καταναλωτή σε εύρος [-1,1] και συσταδοποιούνται σε 2 συστάδες που <text:span text:style-name="T8">εκφράζουν τον κύριο πληθυσμό και τον </text:span></text:p>
      <text:p text:style-name="P1"><text:span text:style-name="T8">υπόλοιπο που περιλεμβάνει ιδιόμορφες καταναλώσεις</text:span>. Για να βελτιωθεί η ταξινόμηση χρησιμοποιείται ο δεύτερος άξονας που περιλαμβάνει την εξαγωγή των χαρακτηριστικών και απενοχοποιεί καταναλωτές από τη συστάδα με τις ιδιόμορφες καταναλώσεις στην περίπτωση που</text:p>
      <text:p text:style-name="P1">έχει λιγότερα από 3 εξειδικευμένα χαρακτηριστικά.</text:p>
      <text:p text:style-name="P1"/>
      <text:p text:style-name="P1">Slide 12 (Αποτελέσματα)</text:p>
      <text:p text:style-name="P1"><text:span text:style-name="T8">Δοκιμάζοντας 4.500</text:span> καταναλωτές με 10% ποσοστό απάτης με κυμαινόνεμη ένταση παρατηρούνται οι καμπύλες DR και το FPR ως προς την ένταση. Γρήγορα καθίσταται σαφές πως ο αλγόριθμος <text:span text:style-name="T8">δεν είναι ιδιαίτερα αξιόπιστος σε επιθέσεις χαμηλής έντασης.</text:span></text:p>
      <text:p text:style-name="P1">Ειδικότερα τα DR και FPR έχουν έντονες διακυμάνσεις μέχρι η ένταση να φτάσει το 0.5, μετά από αυτό το σημείο το σύστημα γίνεται αρκετά ικανό στην εντοπισμό της απάτης με DR&gt;82% και FPR&lt;6%.</text:p>
      <text:p text:style-name="P1"/>
      <text:p text:style-name="P1">Slide 13 (Συστατικά ημι-επιβλεπόμενου)</text:p>
      <text:p text:style-name="P1">Το σχεδιάγραμμα αυτό περιγράφει τα<text:span text:style-name="T8"> συστατικά και τη δομή του αλγορίθμου ημι-επιβλεπόμενης μάθησης.</text:span> Όπως και στον μη επιβλεπόμενο αλγόριθμο, έτσι και εδώ χρησιμοποιήθηκαν 2 άξονες για την εξαγωγή <text:span text:style-name="T7">αποτελεσμάτων</text:span>.</text:p>
      <text:p text:style-name="P1">Ο πρώτος είναι ίδιος με αυτό του μη επιβλεπόμενου συτήματος, κανονικοποιώντας και συσταδοποιώντας τις χρονοσειρές. Ο δεύτερος εκτός από την εξαγωγή χαρακτηριστικών και την εφαρμογή κανόνα των τριων χαρακτηριστικών, <text:span text:style-name="T8">μειώνει τις </text:span></text:p>
      <text:p text:style-name="P1"><text:span text:style-name="T8">8 διαστάσεις των χαρακτηριστικών σε 2 με χρήση PCA</text:span>, κανονικοποιεί τα χαρακτηριστικά σε εύρος [0,1] και εφαρμόζει τον αλγόριθμο ανίχνευσης ανωμαλιών με πολυμεταβλητή γκαουσιανή κατανομή. Τα αποτελέσματα της ταξινομησης των δύο αξόνων είναι δυαδικά</text:p>
      <text:p text:style-name="P1">άρα χρησιμοποιούνται λογικές πράξεις για την τελική ταξινόμηση. Η χρήση της πύλης <text:span text:style-name="T8">AND ήταν η πιο αξιόπιστη, καθώς κρατά σε χαμηλά επίπεδα τις λάθος προβλέψεις.</text:span></text:p>
      <text:p text:style-name="P1"/>
      <text:p text:style-name="P1">Slide 14 (PCA)</text:p>
      <text:p text:style-name="P1">Η μείωση διάστασης παρέχει τη δυνατότητα να ο<text:span text:style-name="T8">πτικοποιηθούν τα δεδομένα σε δύο διαστάσεις.</text:span> Στο γράφιμα φαίνονται με κίτρινούς οι αρνητική κλάση, ενώ με μαύρο η θετική κλάση, καθιστώντας σαφές πως <text:span text:style-name="T8">η θετική κλάση διαχωρίζεται σε μεγάλο βαθμό από </text:span></text:p>
      <text:p text:style-name="P1"><text:span text:style-name="T8">τον κύριο πληθυσμό. </text:span>Αυτό το γεγονός μπορεί να αποδειχθεί και απ<text:span text:style-name="T12">ό</text:span> τα αποτελέσματα που βελτιώνονται σε γενικό βαθμό με τη χρήση 2 διαστάσεων.</text:p>
      <text:p text:style-name="P1">Οι αρνητική κλάση έχει κέντρο τον 0,0 και επεκτείνεται πάνω αριστερά για καταναλωτές με μεγάλες ενεργειακές ανάγκες. Στο κάτω μέρος φαίνεται η θετική κλάση μαζί με λίγους καταναλωτές που έχουν χαμηλές και ιδιόμορφες καταναλώσεις.</text:p>
      <text:p text:style-name="P1"/>
      <text:p text:style-name="P1"/>
      <text:p text:style-name="P1"><text:soft-page-break/></text:p>
      <text:p text:style-name="P3">Slide 15 (Anomaly Detection)</text:p>
      <text:p text:style-name="P1">Συνδιάζοντας τη μείωση διάστασης και την ανίχνευση ανωμαλιών καθίσταται <text:span text:style-name="T8">δυνατή η απεικόνιση των ισοϋψών της πολυμεταβλητής γκαουσιανής κατανομής.</text:span></text:p>
      <text:p text:style-name="P1">Το μοντέλο της κ<text:span text:style-name="T8">ατανομής χτίζεται και δοκιμάζεται με 70%</text:span> των δεδομένων, ενώ το υπόλοιπο 30% χρησιμοποιείται για <text:span text:style-name="T8">βελτιστοποίηση του ταξινομητή βάσει του βέλτισου </text:span></text:p>
      <text:p text:style-name="P1"><text:span text:style-name="T8">F1 score. </text:span>Το σχήμα των ισοϋψων είναι ένας πλατύς κύκλος έτσι ώστε να συμπεριλαμβάνει κάποιες μικρομεσσαίες επιχειρήσεις και μερικούς καταναλωτές με </text:p>
      <text:p text:style-name="P1">χαμηλούς λογαριασμούς</text:p>
      <text:p text:style-name="P1"/>
      <text:p text:style-name="P1">Slide 16 (Αποτελέσματα)</text:p>
      <text:p text:style-name="P1">Σε αυτό το σημείο έγινε δοκιμή έντασης απάτης του συστήματος ανίχνευσης ανωμαλιών και παρατηρήθηκε πως <text:span text:style-name="T8">η απόδοση βελτιώθηκε αισθητά από το μη-επιβλεπόμενο αλγόριθμο.</text:span></text:p>
      <text:p text:style-name="P1">Και οι δύο καμπύλες έχουν ομαλή πορεία και μάλιστα <text:span text:style-name="T8">αύξουσα στο DR και φθίνουσα στο FPR. </text:span>Ειδικότερα, ο ταξινομητής έχει χαμηλά ποσοστό λάθος προβλέψεων που όσο η ενταση της</text:p>
      <text:p text:style-name="P1">απάτης αυξάνεται αυτ<text:span text:style-name="T13">ό</text:span> μειώνεται ως και κάτω από 1%. Στο DR παρατηρείται πως δεν φτάνει σε εξαιρετικά υψηλά επίπεδα, αλλά με τόσο χαμηλά ποσοστά FPR δεν είναι ανησυχ<text:span text:style-name="T7">η</text:span>τικό δείγμα.</text:p>
      <text:p text:style-name="P1"/>
      <text:p text:style-name="P1">Slide 17 (Συγκριση)</text:p>
      <text:p text:style-name="P1">Συνοψίζοντας, με το γράφημα μπορούμε να <text:span text:style-name="T8">συγκρίνουμε την γενικότερη επίδοση των συστημάτων παρατηρώντας τις μετρικές Accuracy, F1 score και BDR.</text:span></text:p>
      <text:p text:style-name="P3">Όπως αναμενόταν το επιβλεπόμενο σύστημα έχει τα καλύτερα αποτελέσματα, <text:span text:style-name="T8">με εξαιρετικά μικρό ποσοστό λάθους</text:span>. Το ημι-επιβλεπόμενο σύστημα με την ανίχνευση ανωμαλιών έρχεται αρκετά κοντά στο επιβλεπόμενο σύστημα χρησιμοποιώντας λιγότερο από τα <text:span text:style-name="T8">μισά αποτελέσματα για εκπαίδευση. </text:span></text:p>
      <text:p text:style-name="P3">Ενώ το μ<text:span text:style-name="T8">η επιβλεπόμενο σύστημα με τους κανόνες</text:span> είναι το λιγότερο ε<text:span text:style-name="T8">ύστοχο αλλά το πιο εφαρμόσιμο. </text:span>Καθίσταται, λοιπόν, σαφές πως η ανίχνευση μη τεχνικών απώλειων με μηχανική μάθηση είναι <text:span text:style-name="T8">εφικτή με διάφορα συστήματα και αλγορίθμους.</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30:39.320000000</meta:creation-date>
    <dc:date>2017-10-11T14:10:56.929000000</dc:date>
    <meta:editing-duration>PT52M59S</meta:editing-duration>
    <meta:editing-cycles>7</meta:editing-cycles>
    <meta:generator>LibreOffice/5.1.1.3$Windows_x86 LibreOffice_project/89f508ef3ecebd2cfb8e1def0f0ba9a803b88a6d</meta:generator>
    <meta:document-statistic meta:table-count="0" meta:image-count="0" meta:object-count="0" meta:page-count="4" meta:paragraph-count="66" meta:word-count="1599" meta:character-count="11107" meta:non-whitespace-character-count="9562"/>
  </office:meta>
</office:document-meta>
</file>